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b66c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39cm" fo:min-width="4.5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986cm" fo:min-width="4.5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33cm" fo:min-width="5.19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33cm" fo:min-width="10.11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33cm" fo:min-width="3.557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1c1c1c" draw:marker-start-width="0.321cm" draw:marker-end="Arrow" draw:marker-end-width="0.426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6cm" svg:stroke-color="#1c1c1c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8cm" fo:min-width="5.523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5.21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color="#1c1c1c" draw:fill-color="#1c1c1c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48cm" fo:min-width="3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03cm" fo:min-width="4.30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03cm" fo:min-width="4.464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10.9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1.401cm" fo:min-width="10.93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401cm" fo:min-width="10.93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401cm" fo:min-width="10.93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c1c1c" draw:marker-start-width="0.322cm" draw:marker-end-width="0.322cm" draw:fill="none" draw:textarea-horizontal-align="justify" draw:textarea-vertical-align="middle" draw:auto-grow-height="false" fo:min-height="5.858cm" fo:min-width="5.608cm" fo:padding-top="0.166cm" fo:padding-bottom="0.166cm" fo:padding-left="0.291cm" fo:padding-right="0.291cm"/>
    </style:style>
    <style:style style:name="gr24" style:family="graphic" style:parent-style-name="objectwithoutfill">
      <style:graphic-properties svg:stroke-width="0.081cm" svg:stroke-color="#1c1c1c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25" style:family="graphic" style:parent-style-name="standard">
      <style:graphic-properties draw:stroke="none" svg:stroke-width="0.081cm" svg:stroke-color="#1c1c1c" draw:marker-start-width="0.322cm" draw:marker-end-width="0.322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6.48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4.61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21cm" fo:min-width="3.71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248cm" fo:min-width="3.85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1c1c1c" draw:marker-start-width="0.321cm" draw:marker-end-width="0.321cm" draw:fill="gradient" draw:fill-gradient-name="Gradient_20_2" draw:textarea-horizontal-align="justify" draw:textarea-vertical-align="middle" draw:auto-grow-height="false" fo:min-height="1.147cm" fo:min-width="23.24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svg:stroke-color="#1c1c1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ffb66c"/>
      <style:paragraph-properties fo:text-align="center"/>
    </style:style>
    <style:style style:name="P12" style:family="paragraph">
      <loext:graphic-properties draw:fill-color="#ff972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-color="#ffffff"/>
      <style:paragraph-properties fo:text-align="center"/>
      <style:text-properties fo:font-size="14pt"/>
    </style:style>
    <style:style style:name="P18" style:family="paragraph">
      <loext:graphic-properties draw:fill="gradient" draw:fill-gradient-name="Gradient_20_2"/>
      <style:paragraph-properties fo:text-align="center"/>
    </style:style>
    <style:style style:name="P19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51cm" svg:height="0.962cm" svg:x="7.352cm" svg:y="8.368cm">
          <draw:text-box>
            <text:p>Release 2</text:p>
          </draw:text-box>
        </draw:frame>
        <draw:line draw:style-name="gr2" draw:text-style-name="P2" draw:layer="layout" svg:x1="2.651cm" svg:y1="5.906cm" svg:x2="18.526cm" svg:y2="5.906cm">
          <draw:glue-point draw:id="4" svg:x="-1.319cm" svg:y="0cm"/>
          <draw:glue-point draw:id="5" svg:x="1.64cm" svg:y="0cm"/>
          <draw:glue-point draw:id="6" svg:x="-2.439cm" svg:y="0cm"/>
          <draw:glue-point draw:id="7" svg:x="-3.399cm" svg:y="0cm"/>
          <draw:glue-point draw:id="8" svg:x="-4.359cm" svg:y="0cm"/>
          <draw:glue-point draw:id="9" svg:x="2.52cm" svg:y="0cm"/>
          <draw:glue-point draw:id="10" svg:x="3.4cm" svg:y="0cm"/>
          <text:p/>
        </draw:line>
        <draw:line draw:style-name="gr2" draw:text-style-name="P2" draw:layer="layout" svg:x1="10.589cm" svg:y1="11.621cm" svg:x2="10.589cm" svg:y2="0.572cm">
          <draw:glue-point draw:id="4" svg:x="-410cm" svg:y="-1.039cm"/>
          <draw:glue-point draw:id="5" svg:x="-410cm" svg:y="1.6cm"/>
          <draw:glue-point draw:id="6" svg:x="-410cm" svg:y="-1.839cm"/>
          <draw:glue-point draw:id="7" svg:x="-410cm" svg:y="-2.719cm"/>
          <draw:glue-point draw:id="8" svg:x="-410cm" svg:y="2.4cm"/>
          <draw:glue-point draw:id="9" svg:x="-410cm" svg:y="3.2cm"/>
          <text:p/>
        </draw:line>
        <draw:ellipse draw:style-name="gr3" draw:text-style-name="P3" draw:layer="layout" svg:width="5.842cm" svg:height="3.937cm" svg:x="7.706cm" svg:y="3.974cm" draw:kind="arc" draw:start-angle="358.85" draw:end-angle="179.64">
          <text:p/>
        </draw:ellipse>
        <draw:ellipse draw:style-name="gr3" draw:text-style-name="P3" draw:layer="layout" svg:width="7.493cm" svg:height="5.588cm" svg:x="6.125cm" svg:y="2.604cm" draw:kind="arc" draw:start-angle="189.97" draw:end-angle="349.21">
          <text:p/>
        </draw:ellipse>
        <draw:ellipse draw:style-name="gr3" draw:text-style-name="P3" draw:layer="layout" svg:width="9.017cm" svg:height="6.388cm" svg:x="6.207cm" svg:y="2.604cm" draw:kind="arc" draw:start-angle="358.25" draw:end-angle="181.55">
          <text:p/>
        </draw:ellipse>
        <draw:ellipse draw:style-name="gr3" draw:text-style-name="P3" draw:layer="layout" svg:width="10.798cm" svg:height="8.89cm" svg:x="4.538cm" svg:y="0.699cm" draw:kind="arc" draw:start-angle="189.18" draw:end-angle="350.32">
          <text:p/>
        </draw:ellipse>
        <draw:ellipse draw:style-name="gr3" draw:text-style-name="P3" draw:layer="layout" svg:width="12.141cm" svg:height="9.178cm" svg:x="4.607cm" svg:y="1.207cm" draw:kind="arc" draw:start-angle="358.65" draw:end-angle="181.58">
          <text:p/>
        </draw:ellipse>
        <draw:ellipse draw:style-name="gr3" draw:text-style-name="P3" draw:layer="layout" svg:width="13.843cm" svg:height="11.557cm" svg:x="2.936cm" svg:y="-0.571cm" draw:kind="arc" draw:start-angle="186.57" draw:end-angle="352.75">
          <text:p/>
        </draw:ellipse>
        <draw:frame draw:style-name="gr1" draw:text-style-name="P4" draw:layer="layout" svg:width="1.946cm" svg:height="0.962cm" svg:x="8.474cm" svg:y="4.817cm">
          <draw:text-box>
            <text:p><text:span text:style-name="T1">Start</text:span></text:p>
          </draw:text-box>
        </draw:frame>
        <draw:custom-shape draw:style-name="gr4" draw:text-style-name="P5" draw:layer="layout" svg:width="5.08cm" svg:height="1.289cm" svg:x="11.922cm" svg:y="1.823cm">
          <text:p text:style-name="P3">Implement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89cm" svg:x="4.322cm" svg:y="1.823cm">
          <text:p text:style-name="P3">Specificatio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1.236cm" svg:x="4.322cm" svg:y="8.319cm">
          <text:p text:style-name="P3">Op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08cm" svg:height="1.236cm" svg:x="11.922cm" svg:y="8.319cm">
          <text:p text:style-name="P3">Valid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351cm" svg:height="0.962cm" svg:x="7.35cm" svg:y="6.168cm">
          <draw:text-box>
            <text:p>Release 1</text:p>
          </draw:text-box>
        </draw:frame>
        <draw:frame draw:style-name="gr1" draw:text-style-name="P1" draw:layer="layout" svg:width="3.351cm" svg:height="0.962cm" svg:x="7.351cm" svg:y="9.768cm">
          <draw:text-box>
            <text:p>Release 3</text:p>
          </draw:text-box>
        </draw:frame>
        <draw:frame draw:style-name="gr1" draw:text-style-name="P1" draw:layer="layout" svg:width="1.526cm" svg:height="0.962cm" svg:x="2.278cm" svg:y="4.971cm">
          <draw:text-box>
            <text:p>etc.</text:p>
          </draw:text-box>
        </draw:frame>
        <draw:custom-shape draw:style-name="gr6" draw:text-style-name="P7" draw:layer="layout" svg:width="5.774cm" svg:height="2.163cm" svg:x="1.322cm" svg:y="13.823cm">
          <text:p text:style-name="P6">Software</text:p>
          <text:p text:style-name="P6">developmen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699cm" svg:height="2.163cm" svg:x="5.922cm" svg:y="14.223cm">
          <text:p text:style-name="P3">Software</text:p>
          <text:p text:style-name="P3">evolu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699cm" svg:height="2.163cm" svg:x="15.122cm" svg:y="14.723cm">
          <text:p text:style-name="P3">Software</text:p>
          <text:p text:style-name="P3">servicing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137cm" svg:height="2.163cm" svg:x="24.422cm" svg:y="15.123cm">
          <text:p text:style-name="P3">Software</text:p>
          <text:p text:style-name="P3">retirement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.381cm" svg:y1="18.272cm" svg:x2="28.559cm" svg:y2="18.272cm">
          <text:p/>
        </draw:line>
        <draw:frame draw:style-name="gr1" draw:text-style-name="P4" draw:layer="layout" svg:width="1.971cm" svg:height="0.962cm" svg:x="27.262cm" svg:y="18.807cm">
          <draw:text-box>
            <text:p><text:span text:style-name="T1">Time</text:span></text:p>
          </draw:text-box>
        </draw:frame>
      </draw:page>
      <draw:page draw:name="page2" draw:style-name="dp1" draw:master-page-name="Default">
        <draw:circle draw:style-name="gr10" draw:text-style-name="P3" draw:layer="layout" svg:width="11.303cm" svg:height="11.303cm" svg:x="5.699cm" svg:y="1.28cm" draw:kind="arc" draw:start-angle="1.24" draw:end-angle="1.16">
          <text:p/>
        </draw:circle>
        <draw:custom-shape draw:style-name="gr11" draw:text-style-name="P5" draw:layer="layout" svg:width="6.477cm" svg:height="2.032cm" svg:x="8.112cm" svg:y="10.766cm">
          <text:p text:style-name="P3">Change identification</text:p>
          <text:p text:style-name="P3">process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6.477cm" svg:height="2.032cm" svg:x="8.112cm" svg:y="0.767cm">
          <text:p text:style-name="P3">Change identification</text:p>
          <text:p text:style-name="P3">process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5.715cm" svg:height="1.651cm" svg:x="1.651cm" svg:y="6.098cm">
          <text:p text:style-name="P3">New system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715cm" svg:height="1.651cm" svg:x="15.351cm" svg:y="6.098cm">
          <text:p text:style-name="P3">Change proposals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381cm" svg:height="0.508cm" draw:transform="rotate (0.197222205475359) translate (5.548cm 7.6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0.381cm" svg:height="0.508cm" draw:transform="rotate (-0.919613982875812) translate (8.106cm 2.04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0.381cm" svg:height="0.508cm" draw:transform="rotate (0.197222205475359) translate (16.672cm 5.742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0.381cm" svg:height="0.508cm" draw:transform="rotate (-0.919613982875812) translate (14.76cm 11.2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xml:id="id5" draw:id="id5" draw:layer="layout" svg:width="4.888cm" svg:height="2.032cm" svg:x="-3.888cm" svg:y="16.767cm">
          <text:p text:style-name="P3">Change</text:p>
          <text:p text:style-name="P3">reques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6" draw:id="id6" draw:layer="layout" svg:width="4.888cm" svg:height="2.032cm" svg:x="3.113cm" svg:y="16.768cm">
          <text:p text:style-name="P3">Impact</text:p>
          <text:p text:style-name="P3">analysis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" draw:id="id1" draw:layer="layout" svg:width="4.888cm" svg:height="2.032cm" svg:x="10.114cm" svg:y="16.769cm">
          <text:p text:style-name="P3">Release</text:p>
          <text:p text:style-name="P3">planning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7" draw:id="id7" draw:layer="layout" svg:width="4.888cm" svg:height="2.032cm" svg:x="17.115cm" svg:y="16.77cm">
          <text:p text:style-name="P3">Change</text:p>
          <text:p text:style-name="P3">implementation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8" draw:id="id8" draw:layer="layout" svg:width="4.888cm" svg:height="2.032cm" svg:x="24.116cm" svg:y="16.771cm">
          <text:p text:style-name="P3">System</text:p>
          <text:p text:style-name="P3">release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4.888cm" svg:height="2.032cm" svg:x="3.114cm" svg:y="21.769cm">
          <text:p text:style-name="P3">Fault repair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4" draw:id="id4" draw:layer="layout" svg:width="4.888cm" svg:height="2.032cm" svg:x="10.115cm" svg:y="21.77cm">
          <text:p text:style-name="P3">Platform</text:p>
          <text:p text:style-name="P3">adaptation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" draw:id="id3" draw:layer="layout" svg:width="4.888cm" svg:height="2.032cm" svg:x="17.116cm" svg:y="21.771cm">
          <text:p text:style-name="P3">System</text:p>
          <text:p text:style-name="P3">enhancement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12.558cm" svg:y1="18.801cm" svg:x2="5.558cm" svg:y2="21.769cm" draw:start-shape="id1" draw:start-glue-point="2" draw:end-shape="id2" svg:d="M12558 18801v1485h-7000v1483" svg:viewBox="0 0 7001 2969">
          <text:p/>
        </draw:connector>
        <draw:connector draw:style-name="gr15" draw:text-style-name="P2" draw:layer="layout" svg:x1="12.558cm" svg:y1="18.801cm" svg:x2="19.56cm" svg:y2="21.771cm" draw:start-shape="id1" draw:start-glue-point="2" draw:end-shape="id3" draw:end-glue-point="0" svg:d="M12558 18801v1486h7002v1484" svg:viewBox="0 0 7003 2971">
          <text:p/>
        </draw:connector>
        <draw:connector draw:style-name="gr15" draw:text-style-name="P2" draw:layer="layout" svg:x1="12.558cm" svg:y1="18.801cm" svg:x2="12.559cm" svg:y2="21.77cm" draw:start-shape="id1" draw:start-glue-point="2" draw:end-shape="id4" draw:end-glue-point="0" svg:d="M12558 18801v1485h1v1484" svg:viewBox="0 0 2 2970">
          <text:p/>
        </draw:connector>
        <draw:connector draw:style-name="gr15" draw:text-style-name="P2" draw:layer="layout" draw:type="line" svg:x1="1cm" svg:y1="17.783cm" svg:x2="3.113cm" svg:y2="17.784cm" draw:start-shape="id5" draw:start-glue-point="1" draw:end-shape="id6" draw:end-glue-point="3" svg:d="M1000 17783l2113 1" svg:viewBox="0 0 2114 2">
          <text:p/>
        </draw:connector>
        <draw:connector draw:style-name="gr15" draw:text-style-name="P2" draw:layer="layout" draw:type="line" svg:x1="8.001cm" svg:y1="17.784cm" svg:x2="10.114cm" svg:y2="17.785cm" draw:start-shape="id6" draw:start-glue-point="1" draw:end-shape="id1" draw:end-glue-point="3" svg:d="M8001 17784l2113 1" svg:viewBox="0 0 2114 2">
          <text:p/>
        </draw:connector>
        <draw:connector draw:style-name="gr15" draw:text-style-name="P2" draw:layer="layout" draw:type="line" svg:x1="15.002cm" svg:y1="17.785cm" svg:x2="17.115cm" svg:y2="17.786cm" draw:start-shape="id1" draw:start-glue-point="1" draw:end-shape="id7" draw:end-glue-point="3" svg:d="M15002 17785l2113 1" svg:viewBox="0 0 2114 2">
          <text:p/>
        </draw:connector>
        <draw:connector draw:style-name="gr15" draw:text-style-name="P2" draw:layer="layout" draw:type="line" svg:x1="22.003cm" svg:y1="17.786cm" svg:x2="24.116cm" svg:y2="17.787cm" draw:start-shape="id7" draw:start-glue-point="1" draw:end-shape="id8" draw:end-glue-point="3" svg:d="M22003 17786l2113 1" svg:viewBox="0 0 2114 2">
          <text:p/>
        </draw:connector>
        <draw:connector draw:style-name="gr15" draw:text-style-name="P2" draw:layer="layout" draw:line-skew="-0.496cm" svg:x1="19.559cm" svg:y1="16.77cm" svg:x2="12.558cm" svg:y2="16.769cm" draw:start-shape="id7" draw:start-glue-point="0" draw:end-shape="id1" draw:end-glue-point="0" svg:d="M19559 16770v-1038h-7001v1037" svg:viewBox="0 0 7002 1039">
          <text:p/>
        </draw:connector>
        <draw:connector draw:style-name="gr15" draw:text-style-name="P2" draw:layer="layout" draw:line-skew="-1.002cm" svg:x1="26.56cm" svg:y1="16.771cm" svg:x2="-1.444cm" svg:y2="16.767cm" draw:start-shape="id8" draw:start-glue-point="0" draw:end-shape="id5" draw:end-glue-point="0" svg:d="M26560 16771v-1547h-28004v1543" svg:viewBox="0 0 28005 1548">
          <text:p/>
        </draw:connector>
      </draw:page>
      <draw:page draw:name="page3" draw:style-name="dp1" draw:master-page-name="Default">
        <draw:custom-shape draw:style-name="gr16" draw:text-style-name="P5" xml:id="id9" draw:id="id9" draw:layer="layout" svg:width="4.888cm" svg:height="2.032cm" svg:x="-3.887cm" svg:y="2.768cm">
          <text:p text:style-name="P3">Propose</text:p>
          <text:p text:style-name="P3">chang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0" draw:id="id10" draw:layer="layout" svg:width="4.888cm" svg:height="2.032cm" svg:x="3.114cm" svg:y="2.769cm">
          <text:p text:style-name="P3">Requirements</text:p>
          <text:p text:style-name="P3">analysis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1" draw:id="id11" draw:layer="layout" svg:width="4.888cm" svg:height="2.032cm" svg:x="10.115cm" svg:y="2.77cm">
          <text:p text:style-name="P3">Requirements</text:p>
          <text:p text:style-name="P3">updating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2" draw:id="id12" draw:layer="layout" svg:width="4.888cm" svg:height="2.032cm" svg:x="17.116cm" svg:y="2.771cm">
          <text:p text:style-name="P3">Software</text:p>
          <text:p text:style-name="P3">development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type="line" svg:x1="1.001cm" svg:y1="3.784cm" svg:x2="3.114cm" svg:y2="3.785cm" draw:start-shape="id9" draw:start-glue-point="1" draw:end-shape="id10" draw:end-glue-point="3" svg:d="M1001 3784l2113 1" svg:viewBox="0 0 2114 2">
          <text:p/>
        </draw:connector>
        <draw:connector draw:style-name="gr15" draw:text-style-name="P2" draw:layer="layout" draw:type="line" svg:x1="8.002cm" svg:y1="3.785cm" svg:x2="10.115cm" svg:y2="3.786cm" draw:start-shape="id10" draw:start-glue-point="1" draw:end-shape="id11" draw:end-glue-point="3" svg:d="M8002 3785l2113 1" svg:viewBox="0 0 2114 2">
          <text:p/>
        </draw:connector>
        <draw:connector draw:style-name="gr15" draw:text-style-name="P2" draw:layer="layout" draw:type="line" svg:x1="15.003cm" svg:y1="3.786cm" svg:x2="17.116cm" svg:y2="3.787cm" draw:start-shape="id11" draw:start-glue-point="1" draw:end-shape="id12" draw:end-glue-point="3" svg:d="M15003 3786l2113 1" svg:viewBox="0 0 2114 2">
          <text:p/>
        </draw:connector>
        <draw:connector draw:style-name="gr15" draw:text-style-name="P2" draw:layer="layout" draw:line-skew="-1.227cm" svg:x1="5.558cm" svg:y1="2.769cm" svg:x2="-1.443cm" svg:y2="2.768cm" draw:start-shape="id10" draw:start-glue-point="0" draw:end-shape="id9" draw:end-glue-point="0" svg:d="M5558 2769v-1769h-7001v1768" svg:viewBox="0 0 7002 1770">
          <text:p/>
        </draw:connector>
        <draw:custom-shape draw:style-name="gr16" draw:text-style-name="P5" xml:id="id13" draw:id="id13" draw:layer="layout" svg:width="4.888cm" svg:height="2.032cm" svg:x="-3.886cm" svg:y="8.769cm">
          <text:p text:style-name="P3">Change</text:p>
          <text:p text:style-name="P3">reques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4" draw:id="id14" draw:layer="layout" svg:width="4.888cm" svg:height="2.032cm" svg:x="3.115cm" svg:y="8.77cm">
          <text:p text:style-name="P3">Analyze</text:p>
          <text:p text:style-name="P3">source code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5" draw:id="id15" draw:layer="layout" svg:width="4.888cm" svg:height="2.032cm" svg:x="10.116cm" svg:y="8.771cm">
          <text:p text:style-name="P3">Modify</text:p>
          <text:p text:style-name="P3">source code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6" draw:id="id16" draw:layer="layout" svg:width="4.888cm" svg:height="2.032cm" svg:x="17.117cm" svg:y="8.772cm">
          <text:p text:style-name="P3">Deliver modified</text:p>
          <text:p text:style-name="P3">system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type="line" svg:x1="1.002cm" svg:y1="9.785cm" svg:x2="3.115cm" svg:y2="9.786cm" draw:start-shape="id13" draw:start-glue-point="1" draw:end-shape="id14" draw:end-glue-point="3" svg:d="M1002 9785l2113 1" svg:viewBox="0 0 2114 2">
          <text:p/>
        </draw:connector>
        <draw:connector draw:style-name="gr15" draw:text-style-name="P2" draw:layer="layout" draw:type="line" svg:x1="8.003cm" svg:y1="9.786cm" svg:x2="10.116cm" svg:y2="9.787cm" draw:start-shape="id14" draw:start-glue-point="1" draw:end-shape="id15" draw:end-glue-point="3" svg:d="M8003 9786l2113 1" svg:viewBox="0 0 2114 2">
          <text:p/>
        </draw:connector>
        <draw:connector draw:style-name="gr15" draw:text-style-name="P2" draw:layer="layout" draw:type="line" svg:x1="15.004cm" svg:y1="9.787cm" svg:x2="17.117cm" svg:y2="9.788cm" draw:start-shape="id15" draw:start-glue-point="1" draw:end-shape="id16" draw:end-glue-point="3" svg:d="M15004 9787l2113 1" svg:viewBox="0 0 2114 2">
          <text:p/>
        </draw:connector>
        <draw:custom-shape draw:style-name="gr16" draw:text-style-name="P5" xml:id="id18" draw:id="id18" draw:layer="layout" svg:width="4.888cm" svg:height="2.032cm" svg:x="-3.885cm" svg:y="13.77cm">
          <text:p text:style-name="P3">Support</text:p>
          <text:p text:style-name="P3">softwar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17" draw:id="id17" draw:layer="layout" svg:width="4.888cm" svg:height="2.032cm" svg:x="5.116cm" svg:y="13.771cm">
          <draw:glue-point draw:id="4" svg:x="5.026cm" svg:y="4.65cm"/>
          <draw:glue-point draw:id="5" svg:x="-5.083cm" svg:y="5.206cm"/>
          <text:p text:style-name="P3">Application</text:p>
          <text:p text:style-name="P3">softwar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21" draw:id="id21" draw:layer="layout" svg:width="5.044cm" svg:height="2.032cm" svg:x="14.117cm" svg:y="13.772cm">
          <text:p text:style-name="P3">Business policies</text:p>
          <text:p text:style-name="P3">and rul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19" draw:id="id19" draw:layer="layout" svg:width="4.888cm" svg:height="2.032cm" svg:x="-3.884cm" svg:y="19.771cm">
          <draw:glue-point draw:id="4" svg:x="4.991cm" svg:y="-4.876cm"/>
          <text:p text:style-name="P3">System</text:p>
          <text:p text:style-name="P3">hardwar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20" draw:id="id20" draw:layer="layout" svg:width="4.888cm" svg:height="2.032cm" svg:x="5.117cm" svg:y="19.772cm">
          <text:p text:style-name="P3">Application</text:p>
          <text:p text:style-name="P3">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22" draw:id="id22" draw:layer="layout" svg:width="5.043cm" svg:height="2.032cm" svg:x="14.118cm" svg:y="19.773cm">
          <draw:glue-point draw:id="4" svg:x="-5.072cm" svg:y="-4.886cm"/>
          <text:p text:style-name="P3">Business</text:p>
          <text:p text:style-name="P3">proces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type="line" svg:x1="5.116cm" svg:y1="14.787cm" svg:x2="1.003cm" svg:y2="14.786cm" draw:start-shape="id17" draw:start-glue-point="3" draw:end-shape="id18" draw:end-glue-point="1" svg:d="M5116 14787l-4113-1" svg:viewBox="0 0 4114 2">
          <text:p/>
        </draw:connector>
        <draw:connector draw:style-name="gr15" draw:text-style-name="P2" draw:layer="layout" draw:type="line" svg:x1="-1.441cm" svg:y1="15.802cm" svg:x2="-1.44cm" svg:y2="19.771cm" draw:start-shape="id18" draw:start-glue-point="2" draw:end-shape="id19" draw:end-glue-point="0" svg:d="M-1441 15802l1 3969" svg:viewBox="0 0 2 3970">
          <text:p/>
        </draw:connector>
        <draw:connector draw:style-name="gr15" draw:text-style-name="P2" draw:layer="layout" draw:type="line" svg:x1="7.56cm" svg:y1="15.803cm" svg:x2="7.561cm" svg:y2="19.772cm" draw:start-shape="id17" draw:start-glue-point="2" draw:end-shape="id20" draw:end-glue-point="0" svg:d="M7560 15803l1 3969" svg:viewBox="0 0 2 3970">
          <text:p/>
        </draw:connector>
        <draw:connector draw:style-name="gr15" draw:text-style-name="P2" draw:layer="layout" draw:type="line" svg:x1="16.639cm" svg:y1="15.804cm" svg:x2="16.639cm" svg:y2="19.773cm" draw:start-shape="id21" draw:start-glue-point="2" draw:end-shape="id22" draw:end-glue-point="0" svg:d="M16639 15804v3969" svg:viewBox="0 0 1 3970">
          <text:p/>
        </draw:connector>
        <draw:connector draw:style-name="gr15" draw:text-style-name="P2" draw:layer="layout" draw:type="line" svg:x1="14.117cm" svg:y1="14.788cm" svg:x2="10.004cm" svg:y2="14.787cm" draw:start-shape="id21" draw:start-glue-point="3" draw:end-shape="id17" draw:end-glue-point="1" svg:d="M14117 14788l-4113-1" svg:viewBox="0 0 4114 2">
          <text:p/>
        </draw:connector>
        <draw:connector draw:style-name="gr15" draw:text-style-name="P2" draw:layer="layout" draw:type="line" svg:x1="5.116cm" svg:y1="15.803cm" svg:x2="0.999cm" svg:y2="19.797cm" draw:start-shape="id17" draw:start-glue-point="5" draw:end-shape="id19" draw:end-glue-point="4" svg:d="M5116 15803l-4117 3994" svg:viewBox="0 0 4118 3995">
          <text:p/>
        </draw:connector>
        <draw:connector draw:style-name="gr15" draw:text-style-name="P2" draw:layer="layout" draw:type="line" svg:x1="14.118cm" svg:y1="19.797cm" svg:x2="10.004cm" svg:y2="15.731cm" draw:start-shape="id22" draw:start-glue-point="4" draw:end-shape="id17" draw:end-glue-point="4" svg:d="M14118 19797l-4114-4066" svg:viewBox="0 0 4115 4067">
          <text:p/>
        </draw:connector>
        <draw:frame draw:style-name="gr18" draw:text-style-name="P1" draw:layer="layout" svg:width="1.946cm" svg:height="0.962cm" svg:x="11.895cm" svg:y="17.029cm">
          <draw:text-box>
            <text:p>Uses</text:p>
          </draw:text-box>
        </draw:frame>
        <draw:frame draw:style-name="gr18" draw:text-style-name="P1" draw:layer="layout" svg:width="1.946cm" svg:height="0.962cm" svg:x="7.595cm" svg:y="17.029cm">
          <draw:text-box>
            <text:p>Uses</text:p>
          </draw:text-box>
        </draw:frame>
        <draw:frame draw:style-name="gr18" draw:text-style-name="P1" draw:layer="layout" svg:width="2.894cm" svg:height="0.962cm" svg:x="3.295cm" svg:y="17.229cm">
          <draw:text-box>
            <text:p>Runs-on</text:p>
          </draw:text-box>
        </draw:frame>
        <draw:frame draw:style-name="gr18" draw:text-style-name="P1" draw:layer="layout" svg:width="1.946cm" svg:height="0.962cm" svg:x="1.995cm" svg:y="13.829cm">
          <draw:text-box>
            <text:p>Uses</text:p>
          </draw:text-box>
        </draw:frame>
        <draw:frame draw:style-name="gr18" draw:text-style-name="P1" draw:layer="layout" svg:width="2.894cm" svg:height="0.962cm" svg:x="-4.705cm" svg:y="17.229cm">
          <draw:text-box>
            <text:p>Runs-on</text:p>
          </draw:text-box>
        </draw:frame>
        <draw:frame draw:style-name="gr18" draw:text-style-name="P1" draw:layer="layout" svg:width="3.529cm" svg:height="0.962cm" svg:x="16.895cm" svg:y="17.229cm">
          <draw:text-box>
            <text:p>Constrains</text:p>
          </draw:text-box>
        </draw:frame>
        <draw:frame draw:style-name="gr18" draw:text-style-name="P9" draw:layer="layout" svg:width="3.702cm" svg:height="2.384cm" svg:x="10.195cm" svg:y="12.429cm">
          <draw:text-box>
            <text:p text:style-name="P3">Embeds</text:p>
            <text:p text:style-name="P3">knowledge </text:p>
            <text:p text:style-name="P3">of</text:p>
          </draw:text-box>
        </draw:frame>
      </draw:page>
      <draw:page draw:name="page4" draw:style-name="dp1" draw:master-page-name="Default">
        <draw:custom-shape draw:style-name="gr19" draw:text-style-name="P5" draw:layer="layout" svg:width="11.43cm" svg:height="1.651cm" svg:x="4.302cm" svg:y="2.275cm">
          <text:p text:style-name="P3">Business processes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1.43cm" svg:height="1.651cm" svg:x="4.302cm" svg:y="3.875cm">
          <text:p text:style-name="P3">Application software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43cm" svg:height="1.651cm" svg:x="4.302cm" svg:y="5.475cm">
          <text:p text:style-name="P3">Platform and infrastructure software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1.43cm" svg:height="1.651cm" svg:x="4.302cm" svg:y="7.075cm">
          <text:p text:style-name="P3">Hardware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7.555cm" svg:height="0.962cm" svg:x="6.24cm" svg:y="0.905cm">
          <draw:text-box>
            <text:p><text:span text:style-name="T1">Socio-technical system</text:span></text:p>
          </draw:text-box>
        </draw:frame>
        <draw:custom-shape draw:style-name="gr23" draw:text-style-name="P13" xml:id="id24" draw:id="id24" draw:layer="layout" svg:width="8.636cm" svg:height="8.636cm" svg:x="5.777cm" svg:y="13.954cm">
          <draw:glue-point draw:id="12" svg:x="4.615cm" svg:y="2.058cm"/>
          <draw:glue-point draw:id="13" svg:x="2.115cm" svg:y="-4.558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0.144cm" svg:y1="18.399cm" svg:x2="10.144cm" svg:y2="22.59cm">
          <text:p/>
        </draw:line>
        <draw:line draw:style-name="gr24" draw:text-style-name="P2" draw:layer="layout" svg:x1="10.144cm" svg:y1="18.399cm" svg:x2="14.208cm" svg:y2="16.839cm">
          <text:p/>
        </draw:line>
        <draw:line draw:style-name="gr24" draw:text-style-name="P2" draw:layer="layout" svg:x1="10.144cm" svg:y1="18.399cm" svg:x2="5.953cm" svg:y2="16.875cm">
          <text:p/>
        </draw:line>
        <draw:frame draw:style-name="gr25" draw:text-style-name="P15" draw:layer="layout" svg:width="3.643cm" svg:height="1.361cm" svg:x="8.301cm" svg:y="15.132cm">
          <draw:text-box>
            <text:p text:style-name="P14">Predicting</text:p>
            <text:p text:style-name="P14">maintainability</text:p>
          </draw:text-box>
        </draw:frame>
        <draw:frame draw:style-name="gr25" draw:text-style-name="P15" draw:layer="layout" svg:width="3.338cm" svg:height="1.916cm" svg:x="10.402cm" svg:y="18.733cm">
          <draw:text-box>
            <text:p text:style-name="P14">Predicting</text:p>
            <text:p text:style-name="P14">maintenance</text:p>
            <text:p text:style-name="P14">costs</text:p>
          </draw:text-box>
        </draw:frame>
        <draw:frame draw:style-name="gr25" draw:text-style-name="P15" draw:layer="layout" svg:width="2.708cm" svg:height="1.916cm" svg:x="6.502cm" svg:y="18.733cm">
          <draw:text-box>
            <text:p text:style-name="P14">Predicting</text:p>
            <text:p text:style-name="P14">system</text:p>
            <text:p text:style-name="P14">changes</text:p>
          </draw:text-box>
        </draw:frame>
        <draw:custom-shape draw:style-name="gr26" draw:text-style-name="P17" xml:id="id25" draw:id="id25" draw:layer="layout" svg:width="6.985cm" svg:height="1.905cm" svg:x="-2.381cm" svg:y="14.065cm">
          <draw:glue-point draw:id="4" svg:x="5cm" svg:y="5.002cm"/>
          <text:p text:style-name="P16">What parts of the system are</text:p>
          <text:p text:style-name="P16">most likely to be affected by</text:p>
          <text:p text:style-name="P16">change requests?</text:p>
          <draw:enhanced-geometry svg:viewBox="0 0 21600 21600" draw:type="rectangle" draw:enhanced-path="M 0 0 L 21600 0 21600 21600 0 21600 0 0 Z N"/>
        </draw:custom-shape>
        <draw:custom-shape draw:style-name="gr27" draw:text-style-name="P17" xml:id="id23" draw:id="id23" draw:layer="layout" svg:width="5.112cm" svg:height="1.905cm" svg:x="0.492cm" svg:y="22.065cm">
          <draw:glue-point draw:id="4" svg:x="5.001cm" svg:y="-5.007cm"/>
          <text:p text:style-name="P16">How many change<text:line-break/>requests can be<text:line-break/>expected?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6" draw:id="id26" draw:layer="layout" svg:width="6.985cm" svg:height="1.905cm" svg:x="14.619cm" svg:y="12.065cm">
          <text:p text:style-name="P16">What parts of the system<text:line-break/>will be the most expensive<text:line-break/>to maintain?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7" draw:id="id27" draw:layer="layout" svg:width="6.985cm" svg:height="1.905cm" svg:x="16.619cm" svg:y="17.065cm">
          <text:p text:style-name="P16">What will be the lifetime<text:line-break/>maintenance costs of this<text:line-break/>system?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8" draw:id="id28" draw:layer="layout" svg:width="6.985cm" svg:height="1.905cm" svg:x="15.619cm" svg:y="21.065cm">
          <draw:glue-point draw:id="4" svg:x="-5.002cm" svg:y="-4.992cm"/>
          <text:p text:style-name="P16">What will be the costs of<text:line-break/>maintaining this system<text:line-break/>over the next year?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604cm" svg:y1="22.065cm" svg:x2="7.041cm" svg:y2="21.326cm" draw:start-shape="id23" draw:start-glue-point="4" draw:end-shape="id24" draw:end-glue-point="7" svg:d="M5604 22065l1437-739" svg:viewBox="0 0 1438 740">
          <text:p/>
        </draw:connector>
        <draw:connector draw:style-name="gr2" draw:text-style-name="P2" draw:layer="layout" draw:type="line" svg:x1="4.603cm" svg:y1="15.969cm" svg:x2="5.777cm" svg:y2="18.272cm" draw:start-shape="id25" draw:start-glue-point="4" draw:end-shape="id24" draw:end-glue-point="6" svg:d="M4603 15969l1174 2303" svg:viewBox="0 0 1175 2304">
          <text:p/>
        </draw:connector>
        <draw:connector draw:style-name="gr2" draw:text-style-name="P2" draw:layer="layout" draw:type="line" svg:x1="14.619cm" svg:y1="13.017cm" svg:x2="11.921cm" svg:y2="14.336cm" draw:start-shape="id26" draw:start-glue-point="3" draw:end-shape="id24" draw:end-glue-point="13" svg:d="M14619 13017l-2698 1319" svg:viewBox="0 0 2699 1320">
          <text:p/>
        </draw:connector>
        <draw:connector draw:style-name="gr2" draw:text-style-name="P2" draw:layer="layout" draw:type="line" svg:x1="16.619cm" svg:y1="18.017cm" svg:x2="14.413cm" svg:y2="18.272cm" draw:start-shape="id27" draw:end-shape="id24" draw:end-glue-point="10" svg:d="M16619 18017l-2206 255" svg:viewBox="0 0 2207 256">
          <text:p/>
        </draw:connector>
        <draw:connector draw:style-name="gr2" draw:text-style-name="P2" draw:layer="layout" draw:type="line" svg:x1="15.619cm" svg:y1="21.067cm" svg:x2="14.08cm" svg:y2="20.049cm" draw:start-shape="id28" draw:start-glue-point="4" draw:end-shape="id24" draw:end-glue-point="12" svg:d="M15619 21067l-1539-1018" svg:viewBox="0 0 1540 1019">
          <text:p/>
        </draw:connector>
      </draw:page>
      <draw:page draw:name="page5" draw:style-name="dp1" draw:master-page-name="Default">
        <draw:custom-shape draw:style-name="gr16" draw:text-style-name="P5" xml:id="id29" draw:id="id29" draw:layer="layout" svg:width="4.888cm" svg:height="2.032cm" svg:x="-3.887cm" svg:y="1.768cm">
          <text:p text:style-name="P3">Original<text:line-break/>progra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0" draw:id="id30" draw:layer="layout" svg:width="4.888cm" svg:height="2.032cm" svg:x="-3.886cm" svg:y="6.769cm">
          <draw:glue-point draw:id="4" svg:x="4.476cm" svg:y="4.109cm"/>
          <draw:glue-point draw:id="5" svg:x="4.476cm" svg:y="-4.015cm"/>
          <text:p text:style-name="P3">Source code<text:line-break/>translation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1" draw:id="id31" draw:layer="layout" svg:width="4.888cm" svg:height="2.032cm" svg:x="3.115cm" svg:y="4.77cm">
          <draw:glue-point draw:id="4" svg:x="4.443cm" svg:y="-4.178cm"/>
          <text:p text:style-name="P3">Reverse<text:line-break/>engineering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32" draw:id="id32" draw:layer="layout" svg:width="4.888cm" svg:height="2.643cm" svg:x="3.116cm" svg:y="8.771cm">
          <draw:glue-point draw:id="4" svg:x="4.701cm" svg:y="3.631cm"/>
          <text:p text:style-name="P3">Program<text:line-break/>structure<text:line-break/>improvement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9" draw:id="id39" draw:layer="layout" svg:width="4.888cm" svg:height="2.032cm" svg:x="9.117cm" svg:y="11.772cm">
          <draw:glue-point draw:id="4" svg:x="-4.977cm" svg:y="-4.886cm"/>
          <text:p text:style-name="P3">Restructured</text:p>
          <text:p text:style-name="P3">progra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4" draw:id="id34" draw:layer="layout" svg:width="4.888cm" svg:height="2.032cm" svg:x="9.118cm" svg:y="6.773cm">
          <draw:glue-point draw:id="4" svg:x="4.373cm" svg:y="-4.035cm"/>
          <text:p text:style-name="P3">Program<text:line-break/>modularization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33" draw:id="id33" draw:layer="layout" svg:width="4.888cm" svg:height="2.032cm" svg:x="9.119cm" svg:y="1.774cm">
          <draw:glue-point draw:id="4" svg:x="-4.981cm" svg:y="4.94cm"/>
          <text:p text:style-name="P3">Program</text:p>
          <text:p text:style-name="P3">document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35" draw:id="id35" draw:layer="layout" svg:width="4.888cm" svg:height="2.032cm" svg:x="16.12cm" svg:y="1.775cm">
          <draw:glue-point draw:id="4" svg:x="-5.014cm" svg:y="4.936cm"/>
          <text:p text:style-name="P3">Re-engineered</text:p>
          <text:p text:style-name="P3">progra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7" draw:id="id37" draw:layer="layout" svg:width="4.888cm" svg:height="2.032cm" svg:x="24.121cm" svg:y="1.776cm">
          <text:p text:style-name="P3">Original</text:p>
          <text:p text:style-name="P3">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36" draw:id="id36" draw:layer="layout" svg:width="4.888cm" svg:height="2.032cm" svg:x="20.122cm" svg:y="6.777cm">
          <draw:glue-point draw:id="4" svg:x="-1.509cm" svg:y="-5.201cm"/>
          <draw:glue-point draw:id="5" svg:x="1.348cm" svg:y="-5.201cm"/>
          <text:p text:style-name="P3">Data</text:p>
          <text:p text:style-name="P3">reengineering</text:p>
          <draw:enhanced-geometry svg:viewBox="0 0 21600 21600" draw:path-stretchpoint-x="10800" draw:path-stretchpoint-y="10800" draw:text-areas="?f3 ?f4 ?f5 ?f6" draw:type="round-rectangle" draw:modifiers="8266.0108214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38" draw:id="id38" draw:layer="layout" svg:width="4.888cm" svg:height="2.032cm" svg:x="20.123cm" svg:y="11.778cm">
          <text:p text:style-name="P3">Reengineered</text:p>
          <text:p text:style-name="P3">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type="line" svg:x1="-1.443cm" svg:y1="3.8cm" svg:x2="-1.442cm" svg:y2="6.769cm" draw:start-shape="id29" draw:start-glue-point="2" draw:end-shape="id30" draw:end-glue-point="0" svg:d="M-1443 3800l1 2969" svg:viewBox="0 0 2 2970">
          <text:p/>
        </draw:connector>
        <draw:connector draw:style-name="gr15" draw:text-style-name="P2" draw:layer="layout" draw:type="line" svg:x1="0.745cm" svg:y1="6.97cm" svg:x2="3.115cm" svg:y2="5.786cm" draw:start-shape="id30" draw:start-glue-point="5" draw:end-shape="id31" svg:d="M745 6970l2370-1184" svg:viewBox="0 0 2371 1185">
          <text:p/>
        </draw:connector>
        <draw:connector draw:style-name="gr15" draw:text-style-name="P2" draw:layer="layout" draw:type="line" svg:x1="0.745cm" svg:y1="8.619cm" svg:x2="3.116cm" svg:y2="10.092cm" draw:start-shape="id30" draw:start-glue-point="4" draw:end-shape="id32" draw:end-glue-point="3" svg:d="M745 8619l2371 1473" svg:viewBox="0 0 2372 1474">
          <text:p/>
        </draw:connector>
        <draw:connector draw:style-name="gr15" draw:text-style-name="P2" draw:layer="layout" draw:type="line" svg:x1="7.73cm" svg:y1="4.938cm" svg:x2="9.129cm" svg:y2="3.793cm" draw:start-shape="id31" draw:start-glue-point="4" draw:end-shape="id33" draw:end-glue-point="4" svg:d="M7730 4938l1399-1145" svg:viewBox="0 0 1400 1146">
          <text:p/>
        </draw:connector>
        <draw:connector draw:style-name="gr15" draw:text-style-name="P2" draw:layer="layout" draw:type="line" svg:x1="11.563cm" svg:y1="3.806cm" svg:x2="11.562cm" svg:y2="6.773cm" draw:start-shape="id33" draw:start-glue-point="2" draw:end-shape="id34" draw:end-glue-point="0" svg:d="M11563 3806l-1 2967" svg:viewBox="0 0 2 2968">
          <text:p/>
        </draw:connector>
        <draw:connector draw:style-name="gr15" draw:text-style-name="P2" draw:layer="layout" draw:type="line" svg:x1="13.699cm" svg:y1="6.97cm" svg:x2="16.12cm" svg:y2="3.793cm" draw:start-shape="id34" draw:start-glue-point="4" draw:end-shape="id35" draw:end-glue-point="4" svg:d="M13699 6970l2421-3177" svg:viewBox="0 0 2422 3178">
          <text:p/>
        </draw:connector>
        <draw:connector draw:style-name="gr15" draw:text-style-name="P2" draw:layer="layout" draw:type="line" svg:x1="18.564cm" svg:y1="3.807cm" svg:x2="21.829cm" svg:y2="6.777cm" draw:start-shape="id35" draw:start-glue-point="2" draw:end-shape="id36" draw:end-glue-point="4" svg:d="M18564 3807l3265 2970" svg:viewBox="0 0 3266 2971">
          <text:p/>
        </draw:connector>
        <draw:connector draw:style-name="gr15" draw:text-style-name="P2" draw:layer="layout" draw:type="line" svg:x1="26.565cm" svg:y1="3.808cm" svg:x2="23.224cm" svg:y2="6.777cm" draw:start-shape="id37" draw:start-glue-point="2" draw:end-shape="id36" draw:end-glue-point="5" svg:d="M26565 3808l-3341 2969" svg:viewBox="0 0 3342 2970">
          <text:p/>
        </draw:connector>
        <draw:connector draw:style-name="gr15" draw:text-style-name="P2" draw:layer="layout" draw:type="line" svg:x1="22.566cm" svg:y1="8.809cm" svg:x2="22.567cm" svg:y2="11.778cm" draw:start-shape="id36" draw:start-glue-point="2" draw:end-shape="id38" draw:end-glue-point="0" svg:d="M22566 8809l1 2969" svg:viewBox="0 0 2 2970">
          <text:p/>
        </draw:connector>
        <draw:connector draw:style-name="gr15" draw:text-style-name="P2" draw:layer="layout" draw:type="line" svg:x1="11.561cm" svg:y1="11.772cm" svg:x2="11.562cm" svg:y2="8.805cm" draw:start-shape="id39" draw:start-glue-point="0" draw:end-shape="id34" draw:end-glue-point="2" svg:d="M11561 11772l1-2967" svg:viewBox="0 0 2 2968">
          <text:p/>
        </draw:connector>
        <draw:connector draw:style-name="gr15" draw:text-style-name="P2" draw:layer="layout" draw:type="line" svg:x1="7.857cm" svg:y1="11.051cm" svg:x2="9.129cm" svg:y2="11.796cm" draw:start-shape="id32" draw:start-glue-point="4" draw:end-shape="id39" draw:end-glue-point="4" svg:d="M7857 11051l1272 745" svg:viewBox="0 0 1273 746">
          <text:p/>
        </draw:connector>
        <draw:custom-shape draw:style-name="gr30" draw:text-style-name="P18" draw:layer="layout" svg:width="23.749cm" svg:height="1.397cm" svg:x="1cm" svg:y="19.51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5.646cm" svg:height="1.673cm" svg:x="0.9cm" svg:y="22.177cm">
          <draw:text-box>
            <text:p text:style-name="P3">Automated source</text:p>
            <text:p text:style-name="P3">code conversion</text:p>
          </draw:text-box>
        </draw:frame>
        <draw:frame draw:style-name="gr1" draw:text-style-name="P9" draw:layer="layout" svg:width="7.267cm" svg:height="1.673cm" svg:x="8.9cm" svg:y="22.178cm">
          <draw:text-box>
            <text:p text:style-name="P3">Automated restructuring<text:line-break/>with manual changes</text:p>
          </draw:text-box>
        </draw:frame>
        <draw:frame draw:style-name="gr1" draw:text-style-name="P9" draw:layer="layout" svg:width="6.522cm" svg:height="1.673cm" svg:x="18.901cm" svg:y="22.179cm">
          <draw:text-box>
            <text:p text:style-name="P3">Resturcturing plus<text:line-break/>architectural changes</text:p>
          </draw:text-box>
        </draw:frame>
        <draw:frame draw:style-name="gr1" draw:text-style-name="P9" draw:layer="layout" svg:width="6.103cm" svg:height="1.673cm" svg:x="4.9cm" svg:y="16.778cm">
          <draw:text-box>
            <text:p text:style-name="P3">Automated program<text:line-break/>restructuring</text:p>
          </draw:text-box>
        </draw:frame>
        <draw:frame draw:style-name="gr1" draw:text-style-name="P9" draw:layer="layout" svg:width="5.574cm" svg:height="1.673cm" svg:x="14.701cm" svg:y="16.779cm">
          <draw:text-box>
            <text:p text:style-name="P3">Program and data<text:line-break/>resturcturing</text:p>
          </draw:text-box>
        </draw:frame>
        <draw:line draw:style-name="gr31" draw:text-style-name="P2" draw:layer="layout" svg:x1="1.254cm" svg:y1="24.857cm" svg:x2="24.622cm" svg:y2="24.857cm">
          <text:p/>
        </draw:line>
        <draw:frame draw:style-name="gr1" draw:text-style-name="P4" draw:layer="layout" svg:width="4.943cm" svg:height="0.962cm" svg:x="19.736cm" svg:y="25.511cm">
          <draw:text-box>
            <text:p text:style-name="P19">Increased c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dbb6" draw:end-color="#ffd7d7" draw:start-intensity="100%" draw:end-intensity="100%" draw:angle="300" draw:border="0%"/>
    <draw:gradient draw:name="Gradient_20_2" draw:display-name="Gradient 2" draw:style="linear" draw:start-color="#ffdbb6" draw:end-color="#ff972f" draw:start-intensity="100%" draw:end-intensity="100%" draw:angle="300" draw:border="0%"/>
    <draw:gradient draw:name="Pastel_20_Bouquet" draw:display-name="Pastel Bouquet" draw:style="linear" draw:start-color="#ffffff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0:46:13.557330207</meta:creation-date>
    <dc:date>2020-07-23T02:19:50.373744685</dc:date>
    <meta:editing-duration>PT9M12S</meta:editing-duration>
    <meta:editing-cycles>2</meta:editing-cycles>
    <meta:generator>LibreOffice/6.4.4.2$Linux_X86_64 LibreOffice_project/40$Build-2</meta:generator>
    <meta:document-statistic meta:object-count="136"/>
  </office:meta>
</office:document-meta>
</file>